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3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Trebuchet MS" svg:font-family="'Trebuchet M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Trebuchet MS1" svg:font-family="'Trebuchet M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とコンテンツ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タイトルとコンテンツ-notes">
      <style:graphic-properties draw:fill-color="#ffffff" fo:min-height="15.628cm"/>
    </style:style>
    <style:style style:name="pr5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タイトルとコンテンツ-notes">
      <style:graphic-properties draw:fill-color="#ffffff" fo:min-height="13.365cm"/>
    </style:style>
    <style:style style:name="pr9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タイトルとコンテンツ-outline1" style:list-style-name="L9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タイトルとコンテンツ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3.215cm" style:use-optimal-column-width="false"/>
    </style:style>
    <style:style style:name="co3" style:family="table-column">
      <style:table-column-properties style:column-width="6.516cm" style:use-optimal-column-width="false"/>
    </style:style>
    <style:style style:name="co4" style:family="table-column">
      <style:table-column-properties style:column-width="2.443cm" style:use-optimal-column-width="false"/>
    </style:style>
    <style:style style:name="co5" style:family="table-column">
      <style:table-column-properties style:column-width="2.367cm" style:use-optimal-column-width="false"/>
    </style:style>
    <style:style style:name="co6" style:family="table-column">
      <style:table-column-properties style:column-width="3.35cm" style:use-optimal-column-width="false"/>
    </style:style>
    <style:style style:name="co7" style:family="table-column">
      <style:table-column-properties style:column-width="0.708cm" style:use-optimal-column-width="false"/>
    </style:style>
    <style:style style:name="co8" style:family="table-column">
      <style:table-column-properties style:column-width="0.717cm" style:use-optimal-column-width="false"/>
    </style:style>
    <style:style style:name="co9" style:family="table-column">
      <style:table-column-properties style:column-width="3.464cm" style:use-optimal-column-width="false"/>
    </style:style>
    <style:style style:name="co10" style:family="table-column">
      <style:table-column-properties style:column-width="7.376cm" style:use-optimal-column-width="false"/>
    </style:style>
    <style:style style:name="co11" style:family="table-column">
      <style:table-column-properties style:column-width="2.765cm" style:use-optimal-column-width="false"/>
    </style:style>
    <style:style style:name="co12" style:family="table-column">
      <style:table-column-properties style:column-width="2.678cm" style:use-optimal-column-width="false"/>
    </style:style>
    <style:style style:name="co13" style:family="table-column">
      <style:table-column-properties style:column-width="2.773cm" style:use-optimal-column-width="false"/>
    </style:style>
    <style:style style:name="co14" style:family="table-column">
      <style:table-column-properties style:column-width="8.418cm" style:use-optimal-column-width="false"/>
    </style:style>
    <style:style style:name="co15" style:family="table-column">
      <style:table-column-properties style:column-width="3.155cm" style:use-optimal-column-width="false"/>
    </style:style>
    <style:style style:name="co16" style:family="table-column">
      <style:table-column-properties style:column-width="3.057cm" style:use-optimal-column-width="false"/>
    </style:style>
    <style:style style:name="co17" style:family="table-column">
      <style:table-column-properties style:column-width="3.015cm" style:use-optimal-column-width="false"/>
    </style:style>
    <style:style style:name="co18" style:family="table-column">
      <style:table-column-properties style:column-width="8.771cm" style:use-optimal-column-width="false"/>
    </style:style>
    <style:style style:name="co19" style:family="table-column">
      <style:table-column-properties style:column-width="13.099cm" style:use-optimal-column-width="false"/>
    </style:style>
    <style:style style:name="co20" style:family="table-column">
      <style:table-column-properties style:column-width="8.861cm" style:use-optimal-column-width="false"/>
    </style:style>
    <style:style style:name="co21" style:family="table-column">
      <style:table-column-properties style:column-width="3.321cm" style:use-optimal-column-width="false"/>
    </style:style>
    <style:style style:name="co22" style:family="table-column">
      <style:table-column-properties style:column-width="3.219cm" style:use-optimal-column-width="false"/>
    </style:style>
    <style:style style:name="co23" style:family="table-column">
      <style:table-column-properties style:column-width="3.175cm" style:use-optimal-column-width="false"/>
    </style:style>
    <style:style style:name="co24" style:family="table-column">
      <style:table-column-properties style:column-width="8.98cm" style:use-optimal-column-width="false"/>
    </style:style>
    <style:style style:name="co25" style:family="table-column">
      <style:table-column-properties style:column-width="3.192cm" style:use-optimal-column-width="false"/>
    </style:style>
    <style:style style:name="co26" style:family="table-column">
      <style:table-column-properties style:column-width="9.573cm" style:use-optimal-column-width="false"/>
    </style:style>
    <style:style style:name="ro1" style:family="table-row">
      <style:table-row-properties style:row-height="1.022cm"/>
    </style:style>
    <style:style style:name="ro2" style:family="table-row">
      <style:table-row-properties style:row-height="1.025cm"/>
    </style:style>
    <style:style style:name="ro3" style:family="table-row">
      <style:table-row-properties style:row-height="-0.839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6cm"/>
    </style:style>
    <style:style style:name="ro6" style:family="table-row">
      <style:table-row-properties style:row-height="0.755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029cm"/>
    </style:style>
    <style:style style:name="ro9" style:family="table-row">
      <style:table-row-properties style:row-height="0.878cm"/>
    </style:style>
    <style:style style:name="ro10" style:family="table-row">
      <style:table-row-properties style:row-height="0.788cm"/>
    </style:style>
    <style:style style:name="ro11" style:family="table-row">
      <style:table-row-properties style:row-height="0.93cm"/>
    </style:style>
    <style:style style:name="ro12" style:family="table-row">
      <style:table-row-properties style:row-height="0.886cm"/>
    </style:style>
    <style:style style:name="ro13" style:family="table-row">
      <style:table-row-properties style:row-height="1.024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start"/>
    </style:style>
    <style:style style:name="ce3" style:family="table-cell">
      <style:graphic-properties style:repeat="repeat"/>
    </style:style>
    <style:style style:name="ce4" style:family="table-cell">
      <style:graphic-properties draw:fill="none" draw:fill-image-width="0cm" draw:fill-image-height="0cm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 style:writing-mode="lr-tb"/>
      <style:text-properties fo:hyphenate="false"/>
    </style:style>
    <style:style style:name="ce5" style:family="table-cell">
      <style:graphic-properties draw:fill="solid" draw:fill-color="#a5a5a5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7" style:family="paragraph">
      <style:text-properties style:font-size-asian="23.3999996185303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63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number text:level="1" style:num-suffix=".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7">
        <style:list-level-properties text:space-before="11.4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7">
        <style:list-level-properties text:space-before="0.3cm"/>
        <style:text-properties fo:color="#000000" fo:font-size="100%"/>
      </text:list-level-style-number>
      <text:list-level-style-number text:level="2" style:num-suffix="." style:num-format="1" text:start-value="7">
        <style:list-level-properties text:space-before="1.5cm"/>
        <style:text-properties fo:color="#000000" fo:font-size="100%"/>
      </text:list-level-style-number>
      <text:list-level-style-number text:level="3" style:num-suffix="." style:num-format="1" text:start-value="7">
        <style:list-level-properties text:space-before="2.8cm"/>
        <style:text-properties fo:color="#000000" fo:font-size="100%"/>
      </text:list-level-style-number>
      <text:list-level-style-number text:level="4" style:num-suffix="." style:num-format="1" text:start-value="7">
        <style:list-level-properties text:space-before="4.2cm"/>
        <style:text-properties fo:color="#000000" fo:font-size="100%"/>
      </text:list-level-style-number>
      <text:list-level-style-number text:level="5" style:num-suffix="." style:num-format="1" text:start-value="7">
        <style:list-level-properties text:space-before="5.4cm"/>
        <style:text-properties fo:color="#000000" fo:font-size="100%"/>
      </text:list-level-style-number>
      <text:list-level-style-number text:level="6" style:num-suffix="." style:num-format="1" text:start-value="7">
        <style:list-level-properties text:space-before="6.6cm"/>
        <style:text-properties fo:color="#000000" fo:font-size="100%"/>
      </text:list-level-style-number>
      <text:list-level-style-number text:level="7" style:num-suffix="." style:num-format="1" text:start-value="7">
        <style:list-level-properties text:space-before="7.8cm"/>
        <style:text-properties fo:color="#000000" fo:font-size="100%"/>
      </text:list-level-style-number>
      <text:list-level-style-number text:level="8" style:num-suffix="." style:num-format="1" text:start-value="7">
        <style:list-level-properties text:space-before="9cm"/>
        <style:text-properties fo:color="#000000" fo:font-size="100%"/>
      </text:list-level-style-number>
      <text:list-level-style-number text:level="9" style:num-suffix="." style:num-format="1" text:start-value="7">
        <style:list-level-properties text:space-before="10.2cm"/>
        <style:text-properties fo:color="#000000" fo:font-size="100%"/>
      </text:list-level-style-number>
      <text:list-level-style-number text:level="10" style:num-suffix="." style:num-format="1" text:start-value="7">
        <style:list-level-properties text:space-before="11.4cm"/>
        <style:text-properties fo:color="#000000" fo:font-size="100%"/>
      </text:list-level-style-number>
    </text:list-style>
  </office:automatic-styles>
  <office:body>
    <office:presentation>
      <draw:page draw:name="本日の議題" draw:style-name="dp1" draw:master-page-name="タイトルとコンテンツ" presentation:presentation-page-layout-name="AL1T11">
        <draw:frame draw:name="タイトル 3" presentation:style-name="pr1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本日の議題</text:span></text:p>
          </draw:text-box>
        </draw:frame>
        <draw:frame draw:name="コンテンツ プレースホルダー 4" presentation:style-name="pr2" draw:text-style-name="P4" draw:layer="layout" svg:width="24.149cm" svg:height="13.323cm" svg:x="1.924cm" svg:y="5.59cm" presentation:class="outline" presentation:user-transformed="true">
          <draw:text-box>
            <text:list text:style-name="L2">
              <text:list-item>
                <text:p text:style-name="P3"><text:span text:style-name="T2">本日の議題</text:span></text:p>
                <text:list>
                  <text:list-item>
                    <text:p><text:span text:style-name="T3">NameFilter </text:span><text:span text:style-name="T3">の動作を説明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NameFilter </text:span><text:span text:style-name="T4">の </text:span><text:span text:style-name="T4">FIB </text:span><text:span text:style-name="T4">登録の過程</text:span></text:p>
                      </text:list-item>
                      <text:list-item>
                        <text:p><text:span text:style-name="T4">NameFilter </text:span><text:span text:style-name="T4">の </text:span><text:span text:style-name="T4">LPM </text:span><text:span text:style-name="T4">処理の動作例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LPM </text:span><text:span text:style-name="T5">処理の構成例を表す図</text:span></text:p>
                          </text:list-item>
                          <text:list-item>
                            <text:p><text:span text:style-name="T5">LPM </text:span><text:span text:style-name="T5">処理時の動作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スライド番号プレースホルダー 5" presentation:style-name="pr3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4" draw:text-style-name="P7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想定したシナリオ(1/2)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想定したシナリオ</text:span><text:span text:style-name="T1">(1/2)</text:span></text:p>
          </draw:text-box>
        </draw:frame>
        <draw:frame draw:name="コンテンツ プレースホルダー 2" presentation:style-name="pr6" draw:text-style-name="P4" draw:layer="layout" svg:width="25.066cm" svg:height="13.323cm" svg:x="1.924cm" svg:y="5.59cm" presentation:class="outline" presentation:user-transformed="true">
          <draw:text-box>
            <text:list text:style-name="L6">
              <text:list-item>
                <text:p text:style-name="P8"><text:span text:style-name="T2">FIB </text:span><text:span text:style-name="T2">登録する </text:span><text:span text:style-name="T2">NamePrefix </text:span><text:span text:style-name="T2">と出力ポート番号</text:span></text:p>
                <text:list>
                  <text:list-item>
                    <text:p><text:span text:style-name="T4">/osaka/network , 16</text:span></text:p>
                  </text:list-item>
                  <text:list-item>
                    <text:p><text:span text:style-name="T4">/osaka/CS , 8</text:span></text:p>
                  </text:list-item>
                  <text:list-item>
                    <text:p><text:span text:style-name="T4">/osaka/network/A510 , 32</text:span></text:p>
                  </text:list-item>
                </text:list>
              </text:list-item>
              <text:list-item>
                <text:p><text:span text:style-name="T2">LPM </text:span><text:span text:style-name="T2">処理する </text:span><text:span text:style-name="T2">NamePrefix</text:span></text:p>
                <text:list>
                  <text:list-item>
                    <text:p><text:span text:style-name="T4">/osaka/network/a-nakanishi</text:span></text:p>
                  </text:list-item>
                  <text:list-item>
                    <text:p><text:span text:style-name="T4">/osaka</text:span></text:p>
                  </text:list-item>
                  <text:list-item>
                    <text:p><text:span text:style-name="T4">/osaka/suita</text:span></text:p>
                  </text:list-item>
                </text:list>
              </text:list-item>
            </text:list>
          </draw:text-box>
        </draw:frame>
        <draw:frame draw:name="スライド番号プレースホルダー 3" presentation:style-name="pr7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2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想定したシナリオ(2/2)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想定したシナリオ</text:span><text:span text:style-name="T1">(2/2)</text:span></text:p>
          </draw:text-box>
        </draw:frame>
        <draw:frame draw:name="コンテンツ プレースホルダー 2" presentation:style-name="pr6" draw:text-style-name="P4" draw:layer="layout" svg:width="24.149cm" svg:height="13.323cm" svg:x="1.924cm" svg:y="5.59cm" presentation:class="outline" presentation:user-transformed="true">
          <draw:text-box>
            <text:list text:style-name="L7">
              <text:list-item>
                <text:p text:style-name="P8"><text:span text:style-name="T2">利用する </text:span><text:span text:style-name="T2">BloomFilter </text:span><text:span text:style-name="T2">の詳細</text:span></text:p>
              </text:list-item>
            </text:list>
            <text:list text:style-name="L8">
              <text:list-item>
                <text:list>
                  <text:list-item>
                    <text:p><text:span text:style-name="T3">Stage1BloomFilter</text:span></text:p>
                    <text:list>
                      <text:list-item>
                        <text:p><text:span text:style-name="T4">用意する個数は，</text:span><text:span text:style-name="T4">NamePrefix </text:span><text:span text:style-name="T4">の </text:span><text:span text:style-name="T4">Prefix </text:span><text:span text:style-name="T4">長の最大値と同数の</text:span><text:span text:style-name="T4">32</text:span><text:span text:style-name="T4">個</text:span></text:p>
                      </text:list-item>
                      <text:list-item>
                        <text:p><text:span text:style-name="T4">フィルタのサイズ </text:span><text:span text:style-name="T4">m = 16</text:span></text:p>
                      </text:list-item>
                      <text:list-item>
                        <text:p><text:span text:style-name="T4">初期状態では，全 </text:span><text:span text:style-name="T4">BloomFilter </text:span><text:span text:style-name="T4">の全 </text:span><text:span text:style-name="T4">bit </text:span><text:span text:style-name="T4">に </text:span><text:span text:style-name="T4">0 </text:span><text:span text:style-name="T4">をセット</text:span></text:p>
                      </text:list-item>
                      <text:list-item>
                        <text:p><text:span text:style-name="T4">Prefix </text:span><text:span text:style-name="T4">のハッシュ値計算に利用する，ハッシュ関数の個数 </text:span><text:span text:style-name="T4">k = 3</text:span></text:p>
                      </text:list-item>
                    </text:list>
                  </text:list-item>
                  <text:list-item>
                    <text:p><text:span text:style-name="T3">Merged BloomFilter</text:span></text:p>
                    <text:list>
                      <text:list-item>
                        <text:p><text:span text:style-name="T4">用意する個数は，出力ポート数と同数の</text:span><text:span text:style-name="T4">48</text:span><text:span text:style-name="T4">個</text:span></text:p>
                      </text:list-item>
                      <text:list-item>
                        <text:p><text:span text:style-name="T4">フィルタのサイズ </text:span><text:span text:style-name="T4">m = 16</text:span></text:p>
                      </text:list-item>
                      <text:list-item>
                        <text:p><text:span text:style-name="T4">初期状態では，全 </text:span><text:span text:style-name="T4">BloomFilter </text:span><text:span text:style-name="T4">の全 </text:span><text:span text:style-name="T4">bit </text:span><text:span text:style-name="T4">に </text:span><text:span text:style-name="T4">0 </text:span><text:span text:style-name="T4">をセット</text:span></text:p>
                      </text:list-item>
                      <text:list-item>
                        <text:p><text:span text:style-name="T4">Prefix </text:span><text:span text:style-name="T4">のハッシュ値計算に利用する，ハッシュ関数の個数 </text:span><text:span text:style-name="T4">k = 3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</draw:text-box>
        </draw:frame>
        <draw:frame draw:name="スライド番号プレースホルダー 3" presentation:style-name="pr9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presentation:notes draw:style-name="dp2">
          <draw:page-thumbnail draw:style-name="gr1" draw:layer="layout" svg:width="13.999cm" svg:height="11.136cm" svg:x="3.5cm" svg:y="2.256cm" draw:page-number="3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FIB </text:span><text:span text:style-name="T1">登録過程</text:span><text:span text:style-name="T1">(1/2)</text:span></text:p>
          </draw:text-box>
        </draw:frame>
        <draw:frame draw:name="コンテンツ プレースホルダー 2" presentation:style-name="pr10" draw:text-style-name="P9" draw:layer="layout" svg:width="12.073cm" svg:height="13.323cm" svg:x="1.927cm" svg:y="5.6cm" presentation:class="outline" presentation:user-transformed="true">
          <draw:text-box>
            <text:list text:style-name="L9">
              <text:list-item>
                <text:p><text:span text:style-name="T7">NamePrefix </text:span><text:span text:style-name="T7">の </text:span><text:span text:style-name="T7">Prefix </text:span><text:span text:style-name="T7">長を計算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NamePrefix </text:span><text:span text:style-name="T7">のハッシュ値を計算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7">計算した </text:span><text:span text:style-name="T7">Prefix </text:span><text:span text:style-name="T7">長の </text:span><text:span text:style-name="T7">Stage1Blo-omFilter </text:span><text:span text:style-name="T7">の</text:span><text:span text:style-name="T7">,</text:span><text:span text:style-name="T7">計算したハッシュ値が指す </text:span><text:span text:style-name="T7">bit </text:span><text:span text:style-name="T7">を立て</text:span><text:span text:style-name="T7">, Prefix </text:span><text:span text:style-name="T7">長 </text:span><text:span text:style-name="T7">,NamePrefix </text:span><text:span text:style-name="T7">の存在を記憶</text:span></text:p>
              </text:list-item>
            </text:list>
          </draw:text-box>
        </draw:frame>
        <draw:frame draw:name="スライド番号プレースホルダー 3" presentation:style-name="pr11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draw:frame draw:style-name="standard" draw:layer="layout" svg:width="10.263cm" svg:height="4.093cm" svg:x="3.147cm" svg:y="6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Prefix </text:span><text:span text:style-name="T8">長</text:span></text:p>
              </table:table-cell>
            </table:table-row>
            <table:table-row table:style-name="ro1">
              <table:table-cell table:style-name="ce2">
                <text:p text:style-name="P10">/osaka/network</text:p>
              </table:table-cell>
              <table:table-cell table:style-name="ce3">
                <text:p>2</text:p>
              </table:table-cell>
            </table:table-row>
            <table:table-row table:style-name="ro1" table:default-cell-style-name="ce3">
              <table:table-cell>
                <text:p>/osaka/CS</text:p>
              </table:table-cell>
              <table:table-cell>
                <text:p>2</text:p>
              </table:table-cell>
            </table:table-row>
            <table:table-row table:style-name="ro2" table:default-cell-style-name="ce3">
              <table:table-cell>
                <text:p>/osaka/network/A510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675cm" svg:height="4.091cm" svg:x="1.101cm" svg:y="12.11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hash1</text:span></text:p>
              </table:table-cell>
              <table:table-cell>
                <text:p><text:span text:style-name="T8">hash2</text:span></text:p>
              </table:table-cell>
              <table:table-cell>
                <text:p><text:span text:style-name="T8">hash3</text:span></text:p>
              </table:table-cell>
            </table:table-row>
            <table:table-row table:style-name="ro4" table:default-cell-style-name="ce3">
              <table:table-cell table:style-name="ce2">
                <text:p text:style-name="P10">/osaka/network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4" table:default-cell-style-name="ce3">
              <table:table-cell>
                <text:p>/osaka/CS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</table:table-row>
            <table:table-row table:style-name="ro5" table:default-cell-style-name="ce3">
              <table:table-cell>
                <text:p>/osaka/network/A510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draw:frame draw:name="表 10" draw:style-name="standard" draw:layer="layout" svg:width="5.672cm" svg:height="0.754cm" svg:x="20.167cm" svg:y="8.669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11" draw:style-name="standard" draw:layer="layout" svg:width="3.463cm" svg:height="1.248cm" svg:x="16.6cm" svg:y="8.46cm">
          <table:table>
            <table:table-column table:style-name="co9"/>
            <table:table-row table:style-name="ro7">
              <table:table-cell table:style-name="ce5">
                <text:p text:style-name="P11"><text:span text:style-name="T10">Prefix : 3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表 10" draw:style-name="standard" draw:layer="layout" svg:width="5.672cm" svg:height="0.754cm" svg:x="20.168cm" svg:y="10.113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11" draw:style-name="standard" draw:layer="layout" svg:width="3.463cm" svg:height="1.248cm" svg:x="16.601cm" svg:y="9.904cm">
          <table:table>
            <table:table-column table:style-name="co9"/>
            <table:table-row table:style-name="ro7">
              <table:table-cell table:style-name="ce5">
                <text:p text:style-name="P11"><text:span text:style-name="T10">Prefix : 3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表 10" draw:style-name="standard" draw:layer="layout" svg:width="5.672cm" svg:height="0.754cm" svg:x="20.168cm" svg:y="12.654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表 11" draw:style-name="standard" draw:layer="layout" svg:width="3.463cm" svg:height="1.248cm" svg:x="16.601cm" svg:y="12.445cm">
          <table:table>
            <table:table-column table:style-name="co9"/>
            <table:table-row table:style-name="ro7">
              <table:table-cell table:style-name="ce5">
                <text:p text:style-name="P11"><text:span text:style-name="T10">Prefix : 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表 10" draw:style-name="standard" draw:layer="layout" svg:width="5.672cm" svg:height="0.754cm" svg:x="20.169cm" svg:y="14.098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表 11" draw:style-name="standard" draw:layer="layout" svg:width="3.463cm" svg:height="1.248cm" svg:x="16.602cm" svg:y="13.889cm">
          <table:table>
            <table:table-column table:style-name="co9"/>
            <table:table-row table:style-name="ro7">
              <table:table-cell table:style-name="ce5">
                <text:p text:style-name="P11"><text:span text:style-name="T10">Prefix : 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表 10" draw:style-name="standard" draw:layer="layout" svg:width="5.672cm" svg:height="0.754cm" svg:x="20.169cm" svg:y="15.513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2</text:span></text:p>
              </table:table-cell>
              <table:table-cell>
                <text:p text:style-name="P11"><text:span text:style-name="T9">2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表 11" draw:style-name="standard" draw:layer="layout" svg:width="3.463cm" svg:height="1.248cm" svg:x="16.602cm" svg:y="15.304cm">
          <table:table>
            <table:table-column table:style-name="co9"/>
            <table:table-row table:style-name="ro7">
              <table:table-cell table:style-name="ce5">
                <text:p text:style-name="P11"><text:span text:style-name="T10">Prefix : 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表 10" draw:style-name="standard" draw:layer="layout" svg:width="5.672cm" svg:height="0.754cm" svg:x="20.17cm" svg:y="16.957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表 11" draw:style-name="standard" draw:layer="layout" svg:width="3.463cm" svg:height="1.248cm" svg:x="16.603cm" svg:y="16.748cm">
          <table:table>
            <table:table-column table:style-name="co9"/>
            <table:table-row table:style-name="ro7">
              <table:table-cell table:style-name="ce5">
                <text:p text:style-name="P11"><text:span text:style-name="T10">Prefix : 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コンテンツ プレースホルダー 2" presentation:style-name="pr12" draw:text-style-name="P9" draw:layer="layout" svg:width="12.073cm" svg:height="5.6cm" svg:x="14.927cm" svg:y="7cm" presentation:class="outline" presentation:user-transformed="true">
          <draw:text-box>
            <text:list text:style-name="L9">
              <text:list-header>
                <text:p><text:span text:style-name="T7"><text:s text:c="9"/></text:span><text:span text:style-name="T7">Stage1BloomFilter</text:span></text:p>
                <text:p><text:span text:style-name="T7"/></text:p>
                <text:p><text:span text:style-name="T7"/></text:p>
                <text:list>
                  <text:list-item>
                    <text:list>
                      <text:list-header>
                        <text:p><text:span text:style-name="T7">...</text:span><text:span text:style-name="T7"><text:tab/></text:span><text:span text:style-name="T7"><text:tab/></text:span><text:span text:style-name="T7"><text:tab/></text:span><text:span text:style-name="T7">...</text:span></text:p>
                      </text:list-header>
                    </text:list>
                  </text:list-item>
                </text:list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99cm" svg:height="11.136cm" svg:x="3.5cm" svg:y="2.256cm" draw:page-number="4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FIB </text:span><text:span text:style-name="T1">登録過程</text:span><text:span text:style-name="T1">(2/2)</text:span></text:p>
          </draw:text-box>
        </draw:frame>
        <draw:frame draw:name="コンテンツ プレースホルダー 2" presentation:style-name="pr13" draw:text-style-name="P9" draw:layer="layout" svg:width="12.073cm" svg:height="13.323cm" svg:x="1.927cm" svg:y="5.6cm" presentation:class="outline" presentation:user-transformed="true">
          <draw:text-box>
            <text:list text:style-name="L9">
              <text:list-item>
                <text:p><text:span text:style-name="T7">NamePrefix </text:span><text:span text:style-name="T7">のポート番号を計算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NamePrefix </text:span><text:span text:style-name="T7">のハッシュ値を計算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7">計算したポート番号の </text:span><text:span text:style-name="T7">Merged B-loomFilter </text:span><text:span text:style-name="T7">の</text:span><text:span text:style-name="T7">,</text:span><text:span text:style-name="T7">計算したハッシュ値が指す </text:span><text:span text:style-name="T7">bit </text:span><text:span text:style-name="T7">を立て</text:span><text:span text:style-name="T7">, NamePrefix </text:span><text:span text:style-name="T7">の存在を記憶</text:span></text:p>
              </text:list-item>
            </text:list>
          </draw:text-box>
        </draw:frame>
        <draw:frame draw:name="スライド番号プレースホルダー 3" presentation:style-name="pr14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draw:frame draw:style-name="standard" draw:layer="layout" svg:width="10.263cm" svg:height="4.094cm" svg:x="3.147cm" svg:y="6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ポート</text:span></text:p>
              </table:table-cell>
            </table:table-row>
            <table:table-row table:style-name="ro1">
              <table:table-cell table:style-name="ce2">
                <text:p text:style-name="P10">/osaka/network</text:p>
              </table:table-cell>
              <table:table-cell table:style-name="ce3">
                <text:p>16</text:p>
              </table:table-cell>
            </table:table-row>
            <table:table-row table:style-name="ro1" table:default-cell-style-name="ce3">
              <table:table-cell>
                <text:p>/osaka/CS</text:p>
              </table:table-cell>
              <table:table-cell>
                <text:p>8</text:p>
              </table:table-cell>
            </table:table-row>
            <table:table-row table:style-name="ro8" table:default-cell-style-name="ce3">
              <table:table-cell>
                <text:p>/osaka/network/A510</text:p>
              </table:table-cell>
              <table:table-cell>
                <text:p>32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5.591cm" svg:height="3.887cm" svg:x="0.555cm" svg:y="12.154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4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hash1</text:span></text:p>
              </table:table-cell>
              <table:table-cell>
                <text:p><text:span text:style-name="T8">hash2</text:span></text:p>
              </table:table-cell>
              <table:table-cell>
                <text:p><text:span text:style-name="T8">hash3</text:span></text:p>
              </table:table-cell>
            </table:table-row>
            <table:table-row table:style-name="ro4" table:default-cell-style-name="ce3">
              <table:table-cell table:style-name="ce2">
                <text:p text:style-name="P10">/osaka/network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4" table:default-cell-style-name="ce3">
              <table:table-cell>
                <text:p>/osaka/CS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</table:table-row>
            <table:table-row table:style-name="ro4" table:default-cell-style-name="ce3">
              <table:table-cell>
                <text:p>/osaka/network/A510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表 10" draw:style-name="standard" draw:layer="layout" svg:width="5.672cm" svg:height="0.754cm" svg:x="20.167cm" svg:y="8.669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表 11" draw:style-name="standard" draw:layer="layout" svg:width="3.463cm" svg:height="1.248cm" svg:x="16.6cm" svg:y="8.46cm">
          <table:table>
            <table:table-column table:style-name="co9"/>
            <table:table-row table:style-name="ro7">
              <table:table-cell table:style-name="ce5">
                <text:p text:style-name="P11"><text:span text:style-name="T10">ポート </text:span><text:span text:style-name="T10">: 32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表 10" draw:style-name="standard" draw:layer="layout" svg:width="5.672cm" svg:height="0.754cm" svg:x="20.168cm" svg:y="11.975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表 11" draw:style-name="standard" draw:layer="layout" svg:width="3.463cm" svg:height="1.248cm" svg:x="16.601cm" svg:y="11.766cm">
          <table:table>
            <table:table-column table:style-name="co9"/>
            <table:table-row table:style-name="ro7">
              <table:table-cell table:style-name="ce5">
                <text:p text:style-name="P11"><text:span text:style-name="T10">ポート </text:span><text:span text:style-name="T10">: 16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表 10" draw:style-name="standard" draw:layer="layout" svg:width="5.672cm" svg:height="0.754cm" svg:x="20.169cm" svg:y="15.013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1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表 11" draw:style-name="standard" draw:layer="layout" svg:width="3.463cm" svg:height="1.248cm" svg:x="16.602cm" svg:y="14.804cm">
          <table:table>
            <table:table-column table:style-name="co9"/>
            <table:table-row table:style-name="ro7">
              <table:table-cell table:style-name="ce5">
                <text:p text:style-name="P11"><text:span text:style-name="T10">ポート </text:span><text:span text:style-name="T10">: 8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表 10" draw:style-name="standard" draw:layer="layout" svg:width="5.672cm" svg:height="0.754cm" svg:x="20.17cm" svg:y="18.357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name="表 11" draw:style-name="standard" draw:layer="layout" svg:width="3.463cm" svg:height="1.248cm" svg:x="16.603cm" svg:y="18.148cm">
          <table:table>
            <table:table-column table:style-name="co9"/>
            <table:table-row table:style-name="ro7">
              <table:table-cell table:style-name="ce5">
                <text:p text:style-name="P11"><text:span text:style-name="T10">ポート </text:span><text:span text:style-name="T10">: 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コンテンツ プレースホルダー 2" presentation:style-name="pr15" draw:text-style-name="P9" draw:layer="layout" svg:width="12.073cm" svg:height="1.6cm" svg:x="14.927cm" svg:y="4.2cm" presentation:class="outline" presentation:user-transformed="true">
          <draw:text-box>
            <text:list text:style-name="L9">
              <text:list-header>
                <text:p><text:span text:style-name="T7"><text:s text:c="9"/></text:span><text:span text:style-name="T7">MergedBloomFilter</text:span></text:p>
                <text:p><text:span text:style-name="T7"/></text:p>
                <text:list>
                  <text:list-item>
                    <text:list>
                      <text:list-header>
                        <text:p><text:span text:style-name="T7">...</text:span><text:span text:style-name="T7"><text:tab/></text:span><text:span text:style-name="T7"><text:tab/></text:span><text:span text:style-name="T7"><text:tab/></text:span><text:span text:style-name="T7">...</text:span></text:p>
                        <text:p><text:span text:style-name="T7"/></text:p>
                        <text:p><text:span text:style-name="T7"/></text:p>
                        <text:p><text:span text:style-name="T7">...</text:span><text:span text:style-name="T7"><text:tab/></text:span><text:span text:style-name="T7"><text:tab/></text:span><text:span text:style-name="T7"><text:tab/></text:span><text:span text:style-name="T7">...</text:span></text:p>
                        <text:p><text:span text:style-name="T7"/></text:p>
                        <text:p><text:span text:style-name="T7"/></text:p>
                        <text:p><text:span text:style-name="T7">...</text:span><text:span text:style-name="T7"><text:tab/></text:span><text:span text:style-name="T7"><text:tab/></text:span><text:span text:style-name="T7"><text:tab/></text:span><text:span text:style-name="T7">...</text:span></text:p>
                        <text:p><text:span text:style-name="T7"/></text:p>
                        <text:p><text:span text:style-name="T7"/></text:p>
                        <text:p><text:span text:style-name="T7">...</text:span><text:span text:style-name="T7"><text:tab/></text:span><text:span text:style-name="T7"><text:tab/></text:span><text:span text:style-name="T7"><text:tab/></text:span><text:span text:style-name="T7">..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表 10" draw:style-name="standard" draw:layer="layout" svg:width="5.672cm" svg:height="0.754cm" svg:x="20.167cm" svg:y="5.384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0</text:span></text:p>
              </table:table-cell>
              <table:table-cell>
                <text:p text:style-name="P11"><text:span text:style-name="T9">.</text:span></text:p>
              </table:table-cell>
              <table:table-cell>
                <text:p text:style-name="P11"><text:span text:style-name="T9">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表 11" draw:style-name="standard" draw:layer="layout" svg:width="3.463cm" svg:height="1.248cm" svg:x="16.6cm" svg:y="5.175cm">
          <table:table>
            <table:table-column table:style-name="co9"/>
            <table:table-row table:style-name="ro7">
              <table:table-cell table:style-name="ce5">
                <text:p text:style-name="P11"><text:span text:style-name="T10">ポート </text:span><text:span text:style-name="T10">: 48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3.999cm" svg:height="11.136cm" svg:x="3.5cm" svg:y="2.256cm" draw:page-number="5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LPM </text:span><text:span text:style-name="T1">処理時の動作</text:span><text:span text:style-name="T1">(1/3) </text:span></text:p>
          </draw:text-box>
        </draw:frame>
        <draw:frame draw:name="コンテンツ プレースホルダー 2" presentation:style-name="pr16" draw:text-style-name="P9" draw:layer="layout" svg:width="24.073cm" svg:height="13.323cm" svg:x="1.927cm" svg:y="5.6cm" presentation:class="outline" presentation:user-transformed="true">
          <draw:text-box>
            <text:list text:style-name="L9">
              <text:list-item>
                <text:p><text:span text:style-name="T7">LPM </text:span><text:span text:style-name="T7">したい </text:span><text:span text:style-name="T7">NamePrefix </text:span><text:span text:style-name="T7">のデータが </text:span><text:span text:style-name="T7">Stage1BloomFilter </text:span><text:span text:style-name="T7">にあるかチェックするため</text:span><text:span text:style-name="T7">,NamePrefix </text:span><text:span text:style-name="T7">のハッシュ値を計算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  <text:list text:style-name="L10">
              <text:list-item>
                <text:p text:style-name="P3"><text:span text:style-name="T4">1. </text:span><text:span text:style-name="T4">で計算したハッシュ値が示す，</text:span><text:span text:style-name="T4">Stage1BloomFilter </text:span><text:span text:style-name="T4">内の </text:span><text:span text:style-name="T4">bit </text:span><text:span text:style-name="T4">が「</text:span><text:span text:style-name="T4">1</text:span><text:span text:style-name="T4">」であるかどうかを確認</text:span></text:p>
              </text:list-item>
              <text:list-item>
                <text:p text:style-name="P3"><text:span text:style-name="T4">2. </text:span><text:span text:style-name="T4">の結果を，</text:span><text:span text:style-name="T4">Match Vector </text:span><text:span text:style-name="T4">として出力</text:span></text:p>
              </text:list-item>
            </text:list>
          </draw:text-box>
        </draw:frame>
        <draw:frame draw:name="スライド番号プレースホルダー 3" presentation:style-name="pr17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draw:frame draw:style-name="standard" draw:layer="layout" svg:width="20.799cm" svg:height="5.114cm" svg:x="3.4cm" svg:y="7.366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5"/>
            <table:table-column table:style-name="co16"/>
            <table:table-column table:style-name="co17"/>
            <table:table-row table:style-name="ro9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Prefix </text:span><text:span text:style-name="T8">長</text:span></text:p>
              </table:table-cell>
              <table:table-cell>
                <text:p><text:span text:style-name="T8">hash1</text:span></text:p>
              </table:table-cell>
              <table:table-cell>
                <text:p><text:span text:style-name="T8">hash2</text:span></text:p>
              </table:table-cell>
              <table:table-cell>
                <text:p><text:span text:style-name="T8">hash3</text:span></text:p>
              </table:table-cell>
            </table:table-row>
            <table:table-row table:style-name="ro10" table:default-cell-style-name="ce3">
              <table:table-cell table:style-name="ce2">
                <text:p text:style-name="P10">/osaka/network/a-nakanishi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9</text:p>
              </table:table-cell>
            </table:table-row>
            <table:table-row table:style-name="ro11" table:default-cell-style-name="ce3">
              <table:table-cell>
                <text:p>/osaka/network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2" table:default-cell-style-name="ce3">
              <table:table-cell>
                <text:p>/osak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5</text:p>
              </table:table-cell>
            </table:table-row>
            <table:table-row table:style-name="ro12" table:default-cell-style-name="ce3">
              <table:table-cell>
                <text:p>/osaka/suita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1.869cm" svg:height="4.093cm" svg:x="3.53cm" svg:y="16.132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MatchVector</text:span></text:p>
              </table:table-cell>
            </table:table-row>
            <table:table-row table:style-name="ro1" table:default-cell-style-name="ce3">
              <table:table-cell>
                <text:p text:style-name="P10">/osaka/network/a-nakanishi</text:p>
              </table:table-cell>
              <table:table-cell>
                <text:p>00000000 00000000 00000000 00000010</text:p>
              </table:table-cell>
            </table:table-row>
            <table:table-row table:style-name="ro1" table:default-cell-style-name="ce3">
              <table:table-cell>
                <text:p>/osaka</text:p>
              </table:table-cell>
              <table:table-cell>
                <text:p>00000000 00000000 00000000 00000000</text:p>
              </table:table-cell>
            </table:table-row>
            <table:table-row table:style-name="ro2" table:default-cell-style-name="ce3">
              <table:table-cell>
                <text:p>/osaka/suita</text:p>
              </table:table-cell>
              <table:table-cell>
                <text:p>00000000 00000000 00000000 00000010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3.999cm" svg:height="11.136cm" svg:x="3.5cm" svg:y="2.256cm" draw:page-number="6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LPM </text:span><text:span text:style-name="T1">処理時の動作</text:span><text:span text:style-name="T1">(2/3) </text:span></text:p>
          </draw:text-box>
        </draw:frame>
        <draw:frame draw:name="コンテンツ プレースホルダー 2" presentation:style-name="pr18" draw:text-style-name="P9" draw:layer="layout" svg:width="24.073cm" svg:height="13.323cm" svg:x="1.927cm" svg:y="5.6cm" presentation:class="outline" presentation:user-transformed="true">
          <draw:text-box>
            <text:list text:style-name="L11">
              <text:list-item>
                <text:p><text:span text:style-name="T7"><text:s/></text:span><text:span text:style-name="T7">3.</text:span><text:span text:style-name="T7">の結果</text:span><text:span text:style-name="T7">,</text:span><text:span text:style-name="T7"><text:line-break/></text:span><text:span text:style-name="T7"> <text:s text:c="3"/>/osaka/network/a-nakanishi </text:span><text:span text:style-name="T7">は </text:span><text:span text:style-name="T7">/osaka/network </text:span><text:span text:style-name="T7">で</text:span><text:span text:style-name="T7">,</text:span><text:span text:style-name="T7"><text:line-break/></text:span><text:span text:style-name="T7"> <text:s text:c="3"/>/osaka/suita </text:span><text:span text:style-name="T7">は </text:span><text:span text:style-name="T7">/osaka/suita </text:span><text:span text:style-name="T7">で</text:span><text:span text:style-name="T7">,</text:span><text:span text:style-name="T7"><text:line-break/></text:span><text:span text:style-name="T7"> <text:s text:c="3"/></text:span><text:span text:style-name="T7">それぞれ出力ポートがあると確認</text:span><text:span text:style-name="T7">(</text:span><text:span text:style-name="T7">後者は擬陽性が生じている</text:span><text:span text:style-name="T7">)</text:span><text:span text:style-name="T7"><text:line-break/></text:span><text:span text:style-name="T7"> <text:s text:c="3"/></text:span><text:span text:style-name="T7">また</text:span><text:span text:style-name="T7">, /osaka </text:span><text:span text:style-name="T7">の出力ポートは存在しないと確認</text:span><text:span text:style-name="T7">(</text:span><text:span text:style-name="T7">デフォルトルートに出力</text:span><text:span text:style-name="T7">)</text:span></text:p>
              </text:list-item>
              <text:list-item>
                <text:p><text:span text:style-name="T7">NamePrefix </text:span><text:span text:style-name="T7">のハッシュ値を計算し</text:span><text:span text:style-name="T7">,</text:span><text:span text:style-name="T7">その </text:span><text:span text:style-name="T7">NamePrefix </text:span><text:span text:style-name="T7">のデータが </text:span><text:span text:style-name="T7">Merged</text:span><text:span text:style-name="T7"><text:line-break/></text:span><text:span text:style-name="T7"> <text:s text:c="2"/>BloomFilter </text:span><text:span text:style-name="T7">に記憶されているかどうかを確認する</text:span></text:p>
                <text:p><text:span text:style-name="T4"/></text:p>
                <text:p><text:span text:style-name="T4"/></text:p>
              </text:list-item>
              <text:list-item>
                <text:p><text:span text:style-name="T4">5. </text:span><text:span text:style-name="T4">で計算した</text:span><text:span text:style-name="T4">, /osaka/network </text:span><text:span text:style-name="T4">のハッシュ値の </text:span><text:span text:style-name="T4">bit </text:span><text:span text:style-name="T4">のみを</text:span><text:span text:style-name="T4">,</text:span><text:span text:style-name="T4">用意した </text:span><text:span text:style-name="T4">Merg-</text:span><text:span text:style-name="T4"><text:line-break/></text:span><text:span text:style-name="T4"> <text:s text:c="3"/>edBloomFilter 48</text:span><text:span text:style-name="T4">個それぞれから集める</text:span></text:p>
              </text:list-item>
            </text:list>
          </draw:text-box>
        </draw:frame>
        <draw:frame draw:name="スライド番号プレースホルダー 3" presentation:style-name="pr19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draw:frame draw:style-name="standard" draw:layer="layout" svg:width="21.896cm" svg:height="3.069cm" svg:x="3.094cm" svg:y="11.726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Prefix </text:span><text:span text:style-name="T8">長</text:span></text:p>
              </table:table-cell>
              <table:table-cell>
                <text:p><text:span text:style-name="T8">hash1</text:span></text:p>
              </table:table-cell>
              <table:table-cell>
                <text:p><text:span text:style-name="T8">hash2</text:span></text:p>
              </table:table-cell>
              <table:table-cell>
                <text:p><text:span text:style-name="T8">hash3</text:span></text:p>
              </table:table-cell>
            </table:table-row>
            <table:table-row table:style-name="ro1" table:default-cell-style-name="ce3">
              <table:table-cell>
                <text:p>/osaka/network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3" table:default-cell-style-name="ce3">
              <table:table-cell>
                <text:p>/osaka/suita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21.744cm" svg:height="4.093cm" svg:x="3.055cm" svg:y="16.36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hash</text:span></text:p>
              </table:table-cell>
              <table:table-cell>
                <text:p><text:span text:style-name="T8">bit </text:span><text:span text:style-name="T8">列</text:span><text:span text:style-name="T8">(0 ~ 48)</text:span></text:p>
              </table:table-cell>
            </table:table-row>
            <table:table-row table:style-name="ro1" table:default-cell-style-name="ce3">
              <table:table-cell>
                <text:p>/osaka/network</text:p>
              </table:table-cell>
              <table:table-cell>
                <text:p>1</text:p>
              </table:table-cell>
              <table:table-cell>
                <text:p>00000000 00000001 0...00000</text:p>
              </table:table-cell>
            </table:table-row>
            <table:table-row table:style-name="ro1" table:default-cell-style-name="ce3">
              <table:table-cell/>
              <table:table-cell>
                <text:p>2</text:p>
              </table:table-cell>
              <table:table-cell>
                <text:p>00000000 00000001 0...00000</text:p>
              </table:table-cell>
            </table:table-row>
            <table:table-row table:style-name="ro2" table:default-cell-style-name="ce3">
              <table:table-cell/>
              <table:table-cell>
                <text:p>3</text:p>
              </table:table-cell>
              <table:table-cell>
                <text:p>00000000 00000001 0...00000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3.999cm" svg:height="11.136cm" svg:x="3.5cm" svg:y="2.256cm" draw:page-number="7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1T11">
        <draw:frame draw:name="タイトル 1" presentation:style-name="pr5" draw:text-style-name="P2" draw:layer="layout" svg:width="24.149cm" svg:height="4.058cm" svg:x="1.924cm" svg:y="1.117cm" presentation:class="title" presentation:user-transformed="true">
          <draw:text-box>
            <text:p text:style-name="P1"><text:span text:style-name="T1">LPM </text:span><text:span text:style-name="T1">処理時の動作</text:span><text:span text:style-name="T1">(3/3) </text:span></text:p>
          </draw:text-box>
        </draw:frame>
        <draw:frame draw:name="コンテンツ プレースホルダー 2" presentation:style-name="pr20" draw:text-style-name="P9" draw:layer="layout" svg:width="24.073cm" svg:height="13.323cm" svg:x="1.927cm" svg:y="5.6cm" presentation:class="outline" presentation:user-transformed="true">
          <draw:text-box>
            <text:list text:style-name="L12">
              <text:list-item>
                <text:p><text:span text:style-name="T7"><text:s/></text:span><text:span text:style-name="T7">6.</text:span><text:span text:style-name="T7">で集めた </text:span><text:span text:style-name="T7">bit </text:span><text:span text:style-name="T7">列それぞれで論理演算を取ると</text:span><text:span text:style-name="T7">,</text:span><text:span text:style-name="T7"><text:line-break/></text:span><text:span text:style-name="T7"> <text:s text:c="3"/>00000000 00000001 00000000 00000000 00000000 00000000</text:span><text:span text:style-name="T7"><text:line-break/></text:span><text:span text:style-name="T7"> <text:s text:c="3"/></text:span><text:span text:style-name="T7">と結果を得る</text:span><text:span text:style-name="T7">.</text:span><text:span text:style-name="T7">この結果</text:span><text:span text:style-name="T7">, /osaka/network/a-nakanishi </text:span><text:span text:style-name="T7">の出力ポート番号</text:span><text:span text:style-name="T7"><text:line-break/></text:span><text:span text:style-name="T7"> <text:s text:c="3"/>は </text:span><text:span text:style-name="T7">16 </text:span><text:span text:style-name="T7">であると確認</text:span></text:p>
              </text:list-item>
              <text:list-item>
                <text:p><text:span text:style-name="T4">次に</text:span><text:span text:style-name="T4">, 5. </text:span><text:span text:style-name="T4">で計算した</text:span><text:span text:style-name="T4">, /osaka/suita </text:span><text:span text:style-name="T4">のハッシュ値の </text:span><text:span text:style-name="T4">bit </text:span><text:span text:style-name="T4">のみを</text:span><text:span text:style-name="T4">,</text:span><text:span text:style-name="T4">用意した </text:span><text:span text:style-name="T4">Me-</text:span><text:span text:style-name="T4"><text:line-break/></text:span><text:span text:style-name="T4"> <text:s text:c="3"/>rgedBloomFilter 48</text:span><text:span text:style-name="T4">個それぞれから集める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list text:style-name="L13">
              <text:list-item>
                <text:p><text:span text:style-name="T4">8.</text:span><text:span text:style-name="T4">で集めた </text:span><text:span text:style-name="T4">bit </text:span><text:span text:style-name="T4">列それぞれで論理演算を取ると</text:span><text:span text:style-name="T4">,</text:span><text:span text:style-name="T4"><text:line-break/></text:span><text:span text:style-name="T4"> <text:s text:c="3"/>00000000 00000001 00000000 00000000 00000000 00000000</text:span><text:span text:style-name="T4"><text:line-break/></text:span><text:span text:style-name="T4"> <text:s text:c="3"/></text:span><text:span text:style-name="T4">と結果を得る</text:span><text:span text:style-name="T4">.</text:span><text:span text:style-name="T4">この結果</text:span><text:span text:style-name="T4">, /osaka/suita </text:span><text:span text:style-name="T4">の出力ポート番号は</text:span><text:span text:style-name="T4">16</text:span><text:span text:style-name="T4">であると確認</text:span><text:span text:style-name="T4">.</text:span><text:span text:style-name="T4"><text:line-break/></text:span><text:span text:style-name="T4"> <text:s text:c="3"/>(</text:span><text:span text:style-name="T4">擬陽性が生じているが現在その考慮はできていない</text:span><text:span text:style-name="T4">)</text:span></text:p>
              </text:list-item>
            </text:list>
          </draw:text-box>
        </draw:frame>
        <draw:frame draw:name="スライド番号プレースホルダー 3" presentation:style-name="pr21" draw:text-style-name="P6" draw:layer="layout" svg:width="6.299cm" svg:height="1.117cm" svg:x="19.775cm" svg:y="19.464cm" presentation:class="page-number" presentation:user-transformed="true">
          <draw:text-box>
            <text:p text:style-name="P5"><text:span text:style-name="T6"><text:page-number>&lt;番号&gt;</text:page-number></text:span></text:p>
          </draw:text-box>
        </draw:frame>
        <draw:frame draw:style-name="standard" draw:layer="layout" svg:width="21.744cm" svg:height="4.093cm" svg:x="3.018cm" svg:y="11.062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" table:default-cell-style-name="ce1">
              <table:table-cell>
                <text:p><text:span text:style-name="T8">NamePrefix</text:span></text:p>
              </table:table-cell>
              <table:table-cell>
                <text:p><text:span text:style-name="T8">hash</text:span></text:p>
              </table:table-cell>
              <table:table-cell>
                <text:p><text:span text:style-name="T8">bit </text:span><text:span text:style-name="T8">列</text:span><text:span text:style-name="T8">(0 ~ 48)</text:span></text:p>
              </table:table-cell>
            </table:table-row>
            <table:table-row table:style-name="ro1" table:default-cell-style-name="ce3">
              <table:table-cell>
                <text:p>/osaka/suita</text:p>
              </table:table-cell>
              <table:table-cell>
                <text:p>2</text:p>
              </table:table-cell>
              <table:table-cell>
                <text:p>00000000 00000001 0...00000</text:p>
              </table:table-cell>
            </table:table-row>
            <table:table-row table:style-name="ro1" table:default-cell-style-name="ce3">
              <table:table-cell/>
              <table:table-cell>
                <text:p>3</text:p>
              </table:table-cell>
              <table:table-cell>
                <text:p>00000000 00000001 0...00000</text:p>
              </table:table-cell>
            </table:table-row>
            <table:table-row table:style-name="ro2" table:default-cell-style-name="ce3">
              <table:table-cell/>
              <table:table-cell>
                <text:p>5</text:p>
              </table:table-cell>
              <table:table-cell>
                <text:p>00000000 00000001 0...00000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3.999cm" svg:height="11.136cm" svg:x="3.5cm" svg:y="2.256cm" draw:page-number="8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Trebuchet MS" svg:font-family="'Trebuchet M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Trebuchet MS1" svg:font-family="'Trebuchet M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.7999992370605pt" style:font-style-asian="normal" style:font-weight-asian="normal" style:font-name-complex="TakaoPGothic" style:font-family-complex="TakaoPGothic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ja" fo:country="JP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ja" fo:country="JP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ja" fo:country="JP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ja" fo:country="JP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_32__20_つのコンテンツ-background" style:display-name="2 つのコンテンツ-background" style:family="presentation">
      <style:graphic-properties draw:stroke="none" draw:fill="solid" draw:fill-color="#ffffff"/>
      <style:text-properties style:letter-kerning="true"/>
    </style:style>
    <style:style style:name="_32__20_つのコンテンツ-backgroundobjects" style:display-name="2 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つのコンテンツ-notes" style:display-name="2 つ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_20_つのコンテンツ-outline1" style:display-name="2 つのコンテンツ-outline1" style:family="presentation">
      <style:graphic-properties draw:stroke="none" draw:fill="none" draw:auto-grow-height="false" draw:fit-to-size="shrink-to-fit">
        <text:list-style style:name="_32__20_つのコンテンツ-outline1" style:display-name="2 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ja" fo:country="JP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_32__20_つのコンテンツ-outline2" style:display-name="2 つのコンテンツ-outline2" style:family="presentation" style:parent-style-name="_32__20_つのコンテンツ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20_つのコンテンツ-outline3" style:display-name="2 つのコンテンツ-outline3" style:family="presentation" style:parent-style-name="_32__20_つのコンテンツ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20_つのコンテンツ-outline4" style:display-name="2 つのコンテンツ-outline4" style:family="presentation" style:parent-style-name="_32__20_つのコンテンツ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20_つのコンテンツ-outline5" style:display-name="2 つのコンテンツ-outline5" style:family="presentation" style:parent-style-name="_32__20_つのコンテンツ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20_つのコンテンツ-outline6" style:display-name="2 つのコンテンツ-outline6" style:family="presentation" style:parent-style-name="_32__20_つのコンテンツ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20_つのコンテンツ-outline7" style:display-name="2 つのコンテンツ-outline7" style:family="presentation" style:parent-style-name="_32__20_つのコンテンツ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20_つのコンテンツ-outline8" style:display-name="2 つのコンテンツ-outline8" style:family="presentation" style:parent-style-name="_32__20_つのコンテンツ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20_つのコンテンツ-outline9" style:display-name="2 つのコンテンツ-outline9" style:family="presentation" style:parent-style-name="_32__20_つのコンテンツ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20_つのコンテンツ-subtitle" style:display-name="2 つのコンテンツ-subtitle" style:family="presentation">
      <style:graphic-properties draw:stroke="none" draw:fill="none" draw:textarea-vertical-align="middle">
        <text:list-style style:name="_32__20_つのコンテンツ-subtitle" style:display-name="2 つの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つのコンテンツ-title" style:display-name="2 つのコンテンツ-title" style:family="presentation">
      <style:graphic-properties draw:stroke="none" draw:fill="none" draw:textarea-vertical-align="middle">
        <text:list-style style:name="_32__20_つのコンテンツ-title" style:display-name="2 つの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ja" fo:country="JP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7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タイトルとコンテンツ-backgroundobjects">
      <style:graphic-properties draw:stroke="none" draw:fill="none" draw:fill-color="#ffffff" draw:auto-grow-height="false" fo:min-height="1.27cm"/>
    </style:style>
    <style:style style:name="Mpr12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20_つの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_32__20_つの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_32__20_つのコンテンツ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_32__20_つの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_32__20_つのコンテンツ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20_つのコンテンツ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b8b8b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b8b8b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b8b8b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8b8b8b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タイトル_20_スライド" style:display-name="タイトル スライド" style:page-layout-name="PM1" draw:style-name="Mdp2">
      <draw:frame draw:name="Title 1" presentation:style-name="Mpr4" draw:text-style-name="MP5" draw:layer="backgroundobjects" svg:width="23.799cm" svg:height="7.31cm" svg:x="2.1cm" svg:y="3.437cm" presentation:class="title" presentation:user-transformed="true">
        <draw:text-box>
          <text:p text:style-name="MP4"><text:span text:style-name="MT2">タイトルテキストの書式を編集するにはクリックします。マスター タイトルの書式設定</text:span></text:p>
        </draw:text-box>
      </draw:frame>
      <draw:frame draw:name="Date Placeholder 3" presentation:style-name="Mpr5" draw:text-style-name="MP7" draw:layer="backgroundobjects" svg:width="6.299cm" svg:height="1.117cm" svg:x="1.924cm" svg:y="19.464cm" presentation:class="date-time" presentation:user-transformed="true">
        <draw:text-box>
          <text:p text:style-name="MP6"><text:span text:style-name="MT3"><text:date style:data-style-name="D1" text:date-value="2015-12-04">12/4/15</text:date></text:span></text:p>
        </draw:text-box>
      </draw:frame>
      <draw:frame draw:name="Footer Placeholder 4" presentation:style-name="Mpr5" draw:text-style-name="MP7" draw:layer="backgroundobjects" svg:width="9.449cm" svg:height="1.117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6.299cm" svg:height="1.117cm" svg:x="19.775cm" svg:y="19.464cm" presentation:class="page-number" presentation:user-transformed="true">
        <draw:text-box>
          <text:p text:style-name="MP8"><text:span text:style-name="MT3"><text:page-number>&lt;番号&gt;</text:page-number></text:span></text:p>
        </draw:text-box>
      </draw:frame>
      <draw:frame presentation:style-name="タイトル_20_スライド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6.368cm" svg:height="13.021cm" svg:x="3.389cm" svg:y="2.639cm" presentation:class="page"/>
        <draw:frame presentation:style-name="タイトル_20_スライド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frame draw:name="Title 1" presentation:style-name="Mpr8" draw:text-style-name="MP10" draw:layer="backgroundobjects" svg:width="24.149cm" svg:height="4.058cm" svg:x="1.924cm" svg:y="1.117cm" presentation:class="title" presentation:user-transformed="true">
        <draw:text-box>
          <text:p text:style-name="MP9"><text:span text:style-name="MT4">タイトルテキストの書式を編集するにはクリックします。マスター タイトルの書式設定</text:span></text:p>
        </draw:text-box>
      </draw:frame>
      <draw:frame draw:name="Content Placeholder 2" presentation:style-name="Mpr9" draw:text-style-name="MP14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1"><text:span text:style-name="MT5">アウトラインテキストの書式を編集するにはクリックします。</text:span></text:p>
              <text:list>
                <text:list-item>
                  <text:p text:style-name="MP11"><text:span text:style-name="MT5">2</text:span><text:span text:style-name="MT5">レベル目のアウトライン</text:span></text:p>
                  <text:list>
                    <text:list-item>
                      <text:p text:style-name="MP11"><text:span text:style-name="MT5">3</text:span><text:span text:style-name="MT5">レベル目のアウトライン</text:span></text:p>
                      <text:list>
                        <text:list-item>
                          <text:p text:style-name="MP11"><text:span text:style-name="MT5">4</text:span><text:span text:style-name="MT5">レベル目のアウトライン</text:span></text:p>
                          <text:list>
                            <text:list-item>
                              <text:p text:style-name="MP11"><text:span text:style-name="MT5">5</text:span><text:span text:style-name="MT5">レベル目のアウトライン</text:span></text:p>
                              <text:list>
                                <text:list-item>
                                  <text:p text:style-name="MP11"><text:span text:style-name="MT5">6</text:span><text:span text:style-name="MT5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7</text:span><text:span text:style-name="MT5">レベル目のアウトライン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7" draw:layer="backgroundobjects" svg:width="6.299cm" svg:height="1.117cm" svg:x="1.924cm" svg:y="19.464cm" presentation:class="date-time" presentation:user-transformed="true">
        <draw:text-box>
          <text:p text:style-name="MP6"><text:span text:style-name="MT3"><text:date style:data-style-name="D1" text:date-value="2015-12-04">12/4/15</text:date></text:span></text:p>
        </draw:text-box>
      </draw:frame>
      <draw:frame draw:name="Footer Placeholder 4" presentation:style-name="Mpr10" draw:text-style-name="MP7" draw:layer="backgroundobjects" svg:width="9.449cm" svg:height="1.117cm" svg:x="9.275cm" svg:y="19.464cm" presentation:class="footer" presentation:user-transformed="true">
        <draw:text-box>
          <text:p/>
        </draw:text-box>
      </draw:frame>
      <draw:frame draw:name="Slide Number Placeholder 5" presentation:style-name="Mpr10" draw:text-style-name="MP7" draw:layer="backgroundobjects" svg:width="6.299cm" svg:height="1.117cm" svg:x="19.775cm" svg:y="19.464cm" presentation:class="page-number" presentation:user-transformed="true">
        <draw:text-box>
          <text:p text:style-name="MP8"><text:span text:style-name="MT3"><text:page-number>&lt;番号&gt;</text:page-number></text:span></text:p>
        </draw:text-box>
      </draw:frame>
      <presentation:notes style:page-layout-name="PM2">
        <draw:page-thumbnail presentation:style-name="タイトルとコンテンツ-title" draw:layer="backgroundobjects" svg:width="13.999cm" svg:height="11.136cm" svg:x="3.5cm" svg:y="2.256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_32__20_つのコンテンツ" style:display-name="2 つのコンテンツ" style:page-layout-name="PM1" draw:style-name="Mdp2">
      <draw:frame draw:name="Title 1" presentation:style-name="Mpr13" draw:text-style-name="MP10" draw:layer="backgroundobjects" svg:width="24.149cm" svg:height="4.058cm" svg:x="1.924cm" svg:y="1.117cm" presentation:class="title" presentation:user-transformed="true">
        <draw:text-box>
          <text:p text:style-name="MP9"><text:span text:style-name="MT4">タイトルテキストの書式を編集するにはクリックします。マスター タイトルの書式設定</text:span></text:p>
        </draw:text-box>
      </draw:frame>
      <draw:frame draw:name="Content Placeholder 2" presentation:style-name="Mpr14" draw:text-style-name="MP14" draw:layer="backgroundobjects" svg:width="11.899cm" svg:height="13.323cm" svg:x="1.924cm" svg:y="5.59cm" presentation:class="outline" presentation:user-transformed="true">
        <draw:text-box>
          <text:list text:style-name="ML3">
            <text:list-item>
              <text:p text:style-name="MP11"><text:span text:style-name="MT5">アウトラインテキストの書式を編集するにはクリックします。</text:span></text:p>
              <text:list>
                <text:list-item>
                  <text:p text:style-name="MP11"><text:span text:style-name="MT5">2</text:span><text:span text:style-name="MT5">レベル目のアウトライン</text:span></text:p>
                  <text:list>
                    <text:list-item>
                      <text:p text:style-name="MP11"><text:span text:style-name="MT5">3</text:span><text:span text:style-name="MT5">レベル目のアウトライン</text:span></text:p>
                      <text:list>
                        <text:list-item>
                          <text:p text:style-name="MP11"><text:span text:style-name="MT5">4</text:span><text:span text:style-name="MT5">レベル目のアウトライン</text:span></text:p>
                          <text:list>
                            <text:list-item>
                              <text:p text:style-name="MP11"><text:span text:style-name="MT5">5</text:span><text:span text:style-name="MT5">レベル目のアウトライン</text:span></text:p>
                              <text:list>
                                <text:list-item>
                                  <text:p text:style-name="MP11"><text:span text:style-name="MT5">6</text:span><text:span text:style-name="MT5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7</text:span><text:span text:style-name="MT5">レベル目のアウトライン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5" draw:layer="backgroundobjects" svg:width="11.899cm" svg:height="13.323cm" svg:x="14.175cm" svg:y="5.59cm" presentation:class="outline" presentation:user-transformed="true">
        <draw:text-box>
          <text:list text:style-name="ML3">
            <text:list-item>
              <text:p text:style-name="MP11"><text:span text:style-name="MT3">アウトラインテキストの書式を編集するにはクリックします。</text:span></text:p>
              <text:list>
                <text:list-item>
                  <text:p text:style-name="MP11"><text:span text:style-name="MT3">2</text:span><text:span text:style-name="MT3">レベル目のアウトライン</text:span></text:p>
                  <text:list>
                    <text:list-item>
                      <text:p text:style-name="MP11"><text:span text:style-name="MT3">3</text:span><text:span text:style-name="MT3">レベル目のアウトライン</text:span></text:p>
                      <text:list>
                        <text:list-item>
                          <text:p text:style-name="MP11"><text:span text:style-name="MT3">4</text:span><text:span text:style-name="MT3">レベル目のアウトライン</text:span></text:p>
                          <text:list>
                            <text:list-item>
                              <text:p text:style-name="MP11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11"><text:span text:style-name="MT3">6</text:span><text:span text:style-name="MT3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3">7</text:span><text:span text:style-name="MT3">レベル目のアウトラインマスター テキストの書式設定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6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6" draw:text-style-name="MP7" draw:layer="backgroundobjects" svg:width="6.299cm" svg:height="1.117cm" svg:x="1.924cm" svg:y="19.464cm" presentation:class="date-time" presentation:user-transformed="true">
        <draw:text-box>
          <text:p text:style-name="MP6"><text:span text:style-name="MT3"><text:date style:data-style-name="D1" text:date-value="2015-12-04">12/4/15</text:date></text:span></text:p>
        </draw:text-box>
      </draw:frame>
      <draw:frame draw:name="Footer Placeholder 5" presentation:style-name="Mpr16" draw:text-style-name="MP7" draw:layer="backgroundobjects" svg:width="9.449cm" svg:height="1.117cm" svg:x="9.275cm" svg:y="19.464cm" presentation:class="footer" presentation:user-transformed="true">
        <draw:text-box>
          <text:p/>
        </draw:text-box>
      </draw:frame>
      <draw:frame draw:name="Slide Number Placeholder 6" presentation:style-name="Mpr16" draw:text-style-name="MP7" draw:layer="backgroundobjects" svg:width="6.299cm" svg:height="1.117cm" svg:x="19.775cm" svg:y="19.464cm" presentation:class="page-number" presentation:user-transformed="true">
        <draw:text-box>
          <text:p text:style-name="MP8"><text:span text:style-name="MT3"><text:page-number>&lt;番号&gt;</text:page-number></text:span></text:p>
        </draw:text-box>
      </draw:frame>
      <presentation:notes style:page-layout-name="PM2">
        <draw:page-thumbnail presentation:style-name="_32__20_つのコンテンツ-title" draw:layer="backgroundobjects" svg:width="13.999cm" svg:height="11.136cm" svg:x="3.5cm" svg:y="2.256cm" presentation:class="page"/>
        <draw:frame presentation:style-name="_32__20_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3:10:21.624341538</meta:creation-date>
    <dc:date>2015-12-04T17:45:47.893839398</dc:date>
    <meta:editing-duration>PT6H28M59S</meta:editing-duration>
    <meta:editing-cycles>40</meta:editing-cycles>
    <meta:generator>LibreOffice/4.2.8.2$Linux_X86_64 LibreOffice_project/420m0$Build-2</meta:generator>
    <meta:document-statistic meta:object-count="128"/>
  </office:meta>
</office:document-meta>
</file>